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8e8" officeooo:paragraph-rsid="0003f8e8"/>
    </style:style>
    <style:style style:name="P2" style:family="paragraph" style:parent-style-name="Standard">
      <style:text-properties officeooo:paragraph-rsid="0003f8e8"/>
    </style:style>
    <style:style style:name="T1" style:family="text">
      <style:text-properties officeooo:rsid="0003f8e8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 officeooo:rsid="0003f8e8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padding="0in" fo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officeooo:rsid="0003f8e8" fo:padding="0in" fo:border="none"/>
    </style:style>
    <style:style style:name="T7" style:family="text">
      <style:text-properties fo:font-variant="normal" fo:text-transform="none" fo:color="#242729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redis-server</text:p>
      <text:p text:style-name="P1">to run redis server</text:p>
      <text:p text:style-name="P1"/>
      <text:p text:style-name="P2"><text:span text:style-name="T1">2.</text:span><text:span text:style-name="Source_20_Text"><text:span text:style-name="T5">redis-cli ping</text:span></text:span></text:p>
      <text:p text:style-name="Text_20_body"><text:line-break/><text:span text:style-name="T2">f you get PONG as a response, then Redis is running, and the port is in use, by Redis.</text:span></text:p>
      <text:p text:style-name="P2"/>
      <text:p text:style-name="P2"><text:span text:style-name="T3">3.</text:span><text:span text:style-name="T2">And after running </text:span><text:span text:style-name="Source_20_Text"><text:span text:style-name="T4">redis-cli ping</text:span></text:span><text:span text:style-name="T7"> </text:span><text:span text:style-name="T2">and getting a positive response, simply run </text:span><text:span text:style-name="Source_20_Text"><text:span text:style-name="T4">redis-cli shutdown</text:span></text:span></text:p>
      <text:p text:style-name="P2"/>
      <text:p text:style-name="P2"/>
      <text:p text:style-name="P2"><text:span text:style-name="Source_20_Text"><text:span text:style-name="T6">4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2:55:07.640344070</meta:creation-date>
    <dc:date>2017-01-09T18:59:15.763864667</dc:date>
    <meta:editing-duration>PT6M5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1" meta:character-count="236" meta:non-whitespace-character-count="199"/>
  </office:meta>
</office:document-meta>
</file>